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60000015C8CB24194D7A3D1EF.png" manifest:media-type="image/png"/>
  <manifest:file-entry manifest:full-path="Pictures/1000000100000338000000EB7955BE1C6E75AE6F.png" manifest:media-type="image/png"/>
  <manifest:file-entry manifest:full-path="Pictures/10000001000002EE000000C4695DC4108DD317FA.png" manifest:media-type="image/png"/>
  <manifest:file-entry manifest:full-path="Pictures/1000000100000336000000F5B707073D5CA466EC.png" manifest:media-type="image/png"/>
  <manifest:file-entry manifest:full-path="Pictures/10000001000002F0000001FC2650A2214EA028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492in" svg:y="0.272in" svg:width="6.6929in" svg:height="4.5209in" draw:z-index="0"><draw:image xlink:href="Pictures/10000001000002F0000001FC2650A2214EA028C0.png" xlink:type="simple" xlink:show="embed" xlink:actuate="onLoad" draw:mime-type="image/png"/></draw:frame><draw:frame draw:style-name="fr1" draw:name="Image2" text:anchor-type="char" svg:x="-0.0846in" svg:y="5.4591in" svg:width="6.6929in" svg:height="1.7484in" draw:z-index="1"><draw:image xlink:href="Pictures/10000001000002EE000000C4695DC4108DD317FA.png" xlink:type="simple" xlink:show="embed" xlink:actuate="onLoad" draw:mime-type="image/png"/></draw:frame><draw:frame draw:style-name="fr1" draw:name="Image3" text:anchor-type="char" svg:x="-0.0701in" svg:y="8.0118in" svg:width="6.6929in" svg:height="1.9083in" draw:z-index="2"><draw:image xlink:href="Pictures/1000000100000338000000EB7955BE1C6E75AE6F.png" xlink:type="simple" xlink:show="embed" xlink:actuate="onLoad" draw:mime-type="image/png"/></draw:frame></text:p>
      <text:p text:style-name="P1"><draw:frame draw:style-name="fr1" draw:name="Image5" text:anchor-type="char" svg:x="0.1535in" svg:y="-0.078in" svg:width="6.6929in" svg:height="1.9945in" draw:z-index="4"><draw:image xlink:href="Pictures/1000000100000336000000F5B707073D5CA466EC.png" xlink:type="simple" xlink:show="embed" xlink:actuate="onLoad" draw:mime-type="image/png"/></draw:frame><draw:frame draw:style-name="fr1" draw:name="Image4" text:anchor-type="char" svg:x="0.1189in" svg:y="2.2299in" svg:width="6.6929in" svg:height="2.8335in" draw:z-index="3"><draw:image xlink:href="Pictures/10000001000003360000015C8CB24194D7A3D1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3:19:59.471910213</meta:creation-date>
    <dc:date>2024-01-28T23:25:24.220632383</dc:date>
    <meta:editing-duration>PT5M25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6.2.1$Linux_X86_64 LibreOffice_project/60$Build-1</meta:generator>
  </office:meta>
</office:document-meta>
</file>